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A0000697B00004F1DA70322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08cm" svg:height="3.301cm" svg:x="0.215cm" svg:y="0.25cm">
          <draw:image xlink:href="Pictures/2000005A0000697B00004F1DA703224E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29T17:58:45</dc:date>
    <dc:creator>khalid khan</dc:creator>
    <meta:editing-duration>PT03H34M47S</meta:editing-duration>
    <meta:editing-cycles>15</meta:editing-cycles>
    <meta:generator>OpenOffice.org/3.1$Linux OpenOffice.org_project/310m19$Build-9420</meta:generator>
    <meta:document-statistic meta:object-count="1"/>
  </office:meta>
</office:document-meta>
</file>